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>
        <style:tab-stops>
          <style:tab-stop style:position="3.985cm"/>
          <style:tab-stop style:position="8.493cm"/>
        </style:tab-stops>
      </style:paragraph-properties>
      <style:text-properties style:text-position="0% 100%"/>
    </style:style>
    <style:style style:name="P2" style:family="paragraph" style:parent-style-name="Standard">
      <style:paragraph-properties fo:margin-top="0cm" fo:margin-bottom="0cm"/>
      <style:text-properties style:text-position="0% 100%" style:font-name="Times New Roman" style:font-name-asian="Times New Roman" style:font-name-complex="Times New Roman"/>
    </style:style>
    <style:style style:name="P3" style:family="paragraph" style:parent-style-name="Heading_20_Centred">
      <style:text-properties style:text-position="0% 100%"/>
    </style:style>
    <style:style style:name="P4" style:family="paragraph" style:parent-style-name="Heading_20_Centred" style:master-page-name="Standard">
      <style:paragraph-properties style:page-number="auto"/>
      <style:text-properties style:text-position="0% 100%"/>
    </style:style>
    <style:style style:name="P5" style:family="paragraph" style:parent-style-name="Heading_20_Centred">
      <style:text-properties style:text-position="0% 100%"/>
    </style:style>
    <style:style style:name="P6" style:family="paragraph" style:parent-style-name="Heading_20_Centred">
      <style:text-properties style:text-position="0% 100%" style:font-name="Times New Roman" style:font-name-asian="Times New Roman" style:font-name-complex="Times New Roman"/>
    </style:style>
    <style:style style:name="P7" style:family="paragraph" style:parent-style-name="Standard">
      <style:paragraph-properties fo:margin-top="0cm" fo:margin-bottom="0cm">
        <style:tab-stops>
          <style:tab-stop style:position="3.985cm"/>
          <style:tab-stop style:position="8.493cm"/>
        </style:tab-stops>
      </style:paragraph-properties>
      <style:text-properties style:text-position="0% 100%"/>
    </style:style>
    <style:style style:name="P8" style:family="paragraph" style:parent-style-name="Standard">
      <style:paragraph-properties fo:margin-top="0cm" fo:margin-bottom="0cm"/>
      <style:text-properties style:text-position="0% 100%" style:font-name="Times New Roman" style:font-name-asian="Times New Roman" style:font-name-complex="Times New Roman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mplifying like terms 1<text:bookmark-start text:name="DDE_LINK1"/></text:p>
      <text:p text:style-name="P1">Simplify each of the following if possible:</text:p>
      <text:p text:style-name="P1">1) 7x – <text:s/>4x<text:tab/>2) 7x – <text:s/>4y<text:tab/>3) – 9x – 3x</text:p>
      <text:p text:style-name="P1">4) 9m – m<text:tab/>5) 5n – 8n<text:tab/>6) –3p + 7p</text:p>
      <text:p text:style-name="P1">7) 4x + 3y + 5x + 7y<text:tab/>8) 6x + 7y – <text:s/>x – 6y<text:tab/>9) 2p – <text:s/>7 + 9p – 3</text:p>
      <text:p text:style-name="P1">10) 8x – 3y <text:s/>– 5x + 7y<text:tab/>11) 7x – 2y – 9x – 3y<text:tab/>12) 5x<text:span text:style-name="T1">2</text:span> – 4 – 2x<text:span text:style-name="T1">2</text:span> + 7x</text:p>
      <text:p text:style-name="P2"/>
      <text:p text:style-name="P2"/>
      <text:p text:style-name="P3">Simplifying like terms 2</text:p>
      <text:p text:style-name="P1">Simplify each of the following if possible:</text:p>
      <text:p text:style-name="P1">1) 4x + 5x<text:tab/>2) 4x + 5y<text:tab/>3) 10x – 3x</text:p>
      <text:p text:style-name="P1">4) 7p + p<text:tab/>5) 6p – 9p<text:tab/>6) –5p + 6p</text:p>
      <text:p text:style-name="P1">7) 8a – a<text:tab/>8) –3a – 5a<text:tab/>9) 6a – b</text:p>
      <text:p text:style-name="P1">10) 2x + 3y + 7x<text:tab/>11) 3x + 5y + 4x + 6y<text:tab/>12) 4x + 9y + x – 8y</text:p>
      <text:p text:style-name="P1">13) 5p + 7 + 8p – 3<text:tab/>14) 4p + 7q – p + 2q<text:tab/>15) 3p + 8q – 6 – 4q</text:p>
      <text:p text:style-name="P1">16) 7x – 5y <text:s/>– 3x + 8y<text:tab/>17) 8x – 5y – 3x – 2y<text:tab/>18) 7x<text:span text:style-name="T1">2</text:span> – 4x –6x<text:span text:style-name="T1">2</text:span> + 9x</text:p>
      <text:p text:style-name="P2"/>
      <text:p text:style-name="P2"/>
      <text:p text:style-name="P6"><text:bookmark-end text:name="DDE_LIN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heading" style:family="paragraph" style:parent-style-name="Standard" style:next-style-name="Standard">
      <style:paragraph-properties fo:margin-top="0cm" fo:margin-bottom="0cm"/>
      <style:text-properties fo:font-weight="bold"/>
    </style:style>
    <style:style style:name="Heading_20_Centred" style:display-name="Heading Centred" style:family="paragraph" style:parent-style-name="Standard">
      <style:paragraph-properties fo:text-align="center" style:justify-single-word="false"/>
      <style:text-properties fo:font-size="110%" fo:font-weight="bold"/>
    </style:style>
    <style:style style:name="Indented" style:family="paragraph" style:parent-style-name="Standard">
      <style:paragraph-properties fo:margin="100%" fo:margin-left="4.001cm" fo:margin-right="0cm" fo:text-indent="-4.001cm" style:auto-text-indent="false">
        <style:tab-stops/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9cm" fo:page-height="20.999cm" style:num-format="1" style:print-orientation="landscape" fo:margin-top="0.718cm" fo:margin-bottom="0.661cm" fo:margin-left="1cm" fo:margin-right="1.196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cm" fo:margin-bottom="1.002cm" fo:margin-left="1cm" fo:margin-right="1.196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ransformations</dc:title>
    <meta:initial-creator>Oxford High School</meta:initial-creator>
    <meta:creation-date>2003-01-10T13:32:00</meta:creation-date>
    <dc:creator>Andy Lewis</dc:creator>
    <dc:date>2013-11-14T08:54:24</dc:date>
    <meta:print-date>2011-10-05T11:00:28.74</meta:print-date>
    <meta:editing-cycles>16</meta:editing-cycles>
    <meta:editing-duration>P7DT22H32M15S</meta:editing-duration>
    <meta:generator>LibreOffice/3.5$Linux_X86_64 LibreOffice_project/350m1$Build-2</meta:generator>
    <meta:printed-by>Andy Lewis</meta:printed-by>
    <meta:document-statistic meta:table-count="0" meta:image-count="0" meta:object-count="0" meta:page-count="1" meta:paragraph-count="14" meta:word-count="200" meta:character-count="613" meta:non-whitespace-character-count="421"/>
  </office:meta>
</office:document-meta>
</file>